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1ae8" officeooo:paragraph-rsid="00181ae8"/>
    </style:style>
    <style:style style:name="P2" style:family="paragraph" style:parent-style-name="Standard">
      <style:text-properties officeooo:rsid="00181ae8" officeooo:paragraph-rsid="0025dce7"/>
    </style:style>
    <style:style style:name="P3" style:family="paragraph" style:parent-style-name="Standard">
      <style:paragraph-properties fo:text-align="justify" style:justify-single-word="false"/>
      <style:text-properties officeooo:rsid="00181ae8" officeooo:paragraph-rsid="002e2755"/>
    </style:style>
    <style:style style:name="P4" style:family="paragraph" style:parent-style-name="Standard">
      <style:paragraph-properties fo:text-align="justify" style:justify-single-word="false"/>
      <style:text-properties officeooo:rsid="00181ae8" officeooo:paragraph-rsid="003545c5"/>
    </style:style>
    <style:style style:name="P5" style:family="paragraph" style:parent-style-name="Standard">
      <style:paragraph-properties fo:text-align="justify" style:justify-single-word="false"/>
      <style:text-properties officeooo:rsid="00181ae8" officeooo:paragraph-rsid="00181ae8"/>
    </style:style>
    <style:style style:name="P6" style:family="paragraph" style:parent-style-name="Standard">
      <style:paragraph-properties fo:text-align="justify" style:justify-single-word="false"/>
      <style:text-properties officeooo:rsid="00181ae8" officeooo:paragraph-rsid="00422603"/>
    </style:style>
    <style:style style:name="P7" style:family="paragraph" style:parent-style-name="Standard">
      <style:paragraph-properties fo:text-align="justify" style:justify-single-word="false"/>
      <style:text-properties officeooo:rsid="00181ae8" officeooo:paragraph-rsid="0049b693"/>
    </style:style>
    <style:style style:name="P8" style:family="paragraph" style:parent-style-name="Standard">
      <style:text-properties officeooo:rsid="001f6da5" officeooo:paragraph-rsid="003197a7"/>
    </style:style>
    <style:style style:name="P9" style:family="paragraph" style:parent-style-name="Standard">
      <style:paragraph-properties fo:text-align="justify" style:justify-single-word="false"/>
      <style:text-properties officeooo:rsid="001f6da5" officeooo:paragraph-rsid="0032b32d"/>
    </style:style>
    <style:style style:name="P10" style:family="paragraph" style:parent-style-name="Standard">
      <style:paragraph-properties fo:text-align="justify" style:justify-single-word="false"/>
      <style:text-properties officeooo:rsid="001f6da5" officeooo:paragraph-rsid="0044a643"/>
    </style:style>
    <style:style style:name="P11" style:family="paragraph" style:parent-style-name="Standard">
      <style:paragraph-properties fo:text-align="justify" style:justify-single-word="false"/>
      <style:text-properties officeooo:rsid="00278e68" officeooo:paragraph-rsid="00278e68"/>
    </style:style>
    <style:style style:name="P12" style:family="paragraph" style:parent-style-name="Standard">
      <style:paragraph-properties fo:text-align="center" style:justify-single-word="false"/>
      <style:text-properties fo:font-style="italic" officeooo:rsid="00278e68" officeooo:paragraph-rsid="002fe05c" style:font-style-asian="italic" style:font-style-complex="italic"/>
    </style:style>
    <style:style style:name="P13" style:family="paragraph" style:parent-style-name="Standard">
      <style:paragraph-properties fo:text-align="justify" style:justify-single-word="false"/>
      <style:text-properties officeooo:rsid="00360969" officeooo:paragraph-rsid="003ae1c9"/>
    </style:style>
    <style:style style:name="P14" style:family="paragraph" style:parent-style-name="Standard">
      <style:paragraph-properties fo:text-align="justify" style:justify-single-word="false"/>
      <style:text-properties officeooo:rsid="00360969" officeooo:paragraph-rsid="003c7ae7"/>
    </style:style>
    <style:style style:name="P15" style:family="paragraph" style:parent-style-name="Standard">
      <style:paragraph-properties fo:text-align="justify" style:justify-single-word="false"/>
      <style:text-properties officeooo:rsid="00360969" officeooo:paragraph-rsid="003d2d3e"/>
    </style:style>
    <style:style style:name="P16" style:family="paragraph" style:parent-style-name="Standard">
      <style:text-properties officeooo:rsid="00360969" officeooo:paragraph-rsid="00377b7d"/>
    </style:style>
    <style:style style:name="P17" style:family="paragraph" style:parent-style-name="Standard">
      <style:text-properties officeooo:rsid="003e30a6" officeooo:paragraph-rsid="003e30a6"/>
    </style:style>
    <style:style style:name="P18" style:family="paragraph" style:parent-style-name="Standard">
      <style:paragraph-properties fo:text-align="justify" style:justify-single-word="false"/>
      <style:text-properties officeooo:rsid="00212136" officeooo:paragraph-rsid="0049b693"/>
    </style:style>
    <style:style style:name="P19" style:family="paragraph" style:parent-style-name="Standard">
      <style:paragraph-properties fo:text-align="justify" style:justify-single-word="false"/>
      <style:text-properties fo:color="#000000" officeooo:rsid="0032480b" officeooo:paragraph-rsid="003545c5"/>
    </style:style>
    <style:style style:name="P20" style:family="paragraph" style:parent-style-name="Standard">
      <style:paragraph-properties fo:text-align="justify" style:justify-single-word="false"/>
      <style:text-properties fo:color="#000000" officeooo:rsid="003ae1c9" officeooo:paragraph-rsid="003c7ae7"/>
    </style:style>
    <style:style style:name="P21" style:family="paragraph" style:parent-style-name="Standard">
      <style:paragraph-properties fo:text-align="justify" style:justify-single-word="false"/>
      <style:text-properties fo:color="#000000" officeooo:rsid="003d2d3e" officeooo:paragraph-rsid="004b5f4c"/>
    </style:style>
    <style:style style:name="P22" style:family="paragraph" style:parent-style-name="Standard">
      <style:paragraph-properties fo:text-align="justify" style:justify-single-word="false"/>
      <style:text-properties officeooo:rsid="00181ae8" officeooo:paragraph-rsid="0050053b"/>
    </style:style>
    <style:style style:name="P23" style:family="paragraph" style:parent-style-name="Standard">
      <style:paragraph-properties fo:text-align="justify" style:justify-single-word="false"/>
      <style:text-properties officeooo:rsid="0050053b" officeooo:paragraph-rsid="0050053b"/>
    </style:style>
    <style:style style:name="T1" style:family="text">
      <style:text-properties officeooo:rsid="001f6da5"/>
    </style:style>
    <style:style style:name="T2" style:family="text">
      <style:text-properties officeooo:rsid="00212136"/>
    </style:style>
    <style:style style:name="T3" style:family="text">
      <style:text-properties officeooo:rsid="0023222c"/>
    </style:style>
    <style:style style:name="T4" style:family="text">
      <style:text-properties officeooo:rsid="0028f0ad"/>
    </style:style>
    <style:style style:name="T5" style:family="text">
      <style:text-properties fo:color="#800000" officeooo:rsid="002e2755"/>
    </style:style>
    <style:style style:name="T6" style:family="text">
      <style:text-properties fo:color="#800000" officeooo:rsid="002fe05c"/>
    </style:style>
    <style:style style:name="T7" style:family="text">
      <style:text-properties fo:color="#000000"/>
    </style:style>
    <style:style style:name="T8" style:family="text">
      <style:text-properties fo:color="#000000" officeooo:rsid="002e2755"/>
    </style:style>
    <style:style style:name="T9" style:family="text">
      <style:text-properties fo:color="#000000" officeooo:rsid="002f6df9"/>
    </style:style>
    <style:style style:name="T10" style:family="text">
      <style:text-properties fo:color="#000000" officeooo:rsid="002fe05c"/>
    </style:style>
    <style:style style:name="T11" style:family="text">
      <style:text-properties fo:color="#000000" officeooo:rsid="003197a7"/>
    </style:style>
    <style:style style:name="T12" style:family="text">
      <style:text-properties fo:color="#000000" officeooo:rsid="0031ed66"/>
    </style:style>
    <style:style style:name="T13" style:family="text">
      <style:text-properties fo:color="#000000" officeooo:rsid="0032480b"/>
    </style:style>
    <style:style style:name="T14" style:family="text">
      <style:text-properties fo:color="#000000" officeooo:rsid="0032b32d"/>
    </style:style>
    <style:style style:name="T15" style:family="text">
      <style:text-properties fo:color="#000000" officeooo:rsid="003494c4"/>
    </style:style>
    <style:style style:name="T16" style:family="text">
      <style:text-properties fo:color="#000000" officeooo:rsid="003545c5"/>
    </style:style>
    <style:style style:name="T17" style:family="text">
      <style:text-properties fo:color="#000000" officeooo:rsid="0039139f"/>
    </style:style>
    <style:style style:name="T18" style:family="text">
      <style:text-properties fo:color="#000000" officeooo:rsid="00397a1c"/>
    </style:style>
    <style:style style:name="T19" style:family="text">
      <style:text-properties fo:color="#000000" officeooo:rsid="00181ae8"/>
    </style:style>
    <style:style style:name="T20" style:family="text">
      <style:text-properties fo:color="#000000" officeooo:rsid="003ac7f6"/>
    </style:style>
    <style:style style:name="T21" style:family="text">
      <style:text-properties fo:color="#000000" officeooo:rsid="003ae1c9"/>
    </style:style>
    <style:style style:name="T22" style:family="text">
      <style:text-properties fo:color="#000000" officeooo:rsid="003c7ae7"/>
    </style:style>
    <style:style style:name="T23" style:family="text">
      <style:text-properties fo:color="#000000" officeooo:rsid="003d2d3e"/>
    </style:style>
    <style:style style:name="T24" style:family="text">
      <style:text-properties fo:color="#000000" officeooo:rsid="003e30a6"/>
    </style:style>
    <style:style style:name="T25" style:family="text">
      <style:text-properties fo:color="#000000" officeooo:rsid="001f6da5"/>
    </style:style>
    <style:style style:name="T26" style:family="text">
      <style:text-properties fo:color="#000000" officeooo:rsid="0049b693"/>
    </style:style>
    <style:style style:name="T27" style:family="text">
      <style:text-properties fo:color="#000000" officeooo:rsid="004a056d"/>
    </style:style>
    <style:style style:name="T28" style:family="text">
      <style:text-properties fo:color="#000000" officeooo:rsid="004b5f4c"/>
    </style:style>
    <style:style style:name="T29" style:family="text">
      <style:text-properties officeooo:rsid="002f6df9"/>
    </style:style>
    <style:style style:name="T30" style:family="text">
      <style:text-properties officeooo:rsid="002fe05c"/>
    </style:style>
    <style:style style:name="T31" style:family="text">
      <style:text-properties officeooo:rsid="003197a7"/>
    </style:style>
    <style:style style:name="T32" style:family="text">
      <style:text-properties officeooo:rsid="003545c5"/>
    </style:style>
    <style:style style:name="T33" style:family="text">
      <style:text-properties fo:color="#ff6600" officeooo:rsid="00212136"/>
    </style:style>
    <style:style style:name="T34" style:family="text">
      <style:text-properties fo:color="#ff6600" officeooo:rsid="004a056d"/>
    </style:style>
    <style:style style:name="T35" style:family="text">
      <style:text-properties fo:color="#ff6600" officeooo:rsid="003ae1c9"/>
    </style:style>
    <style:style style:name="T36" style:family="text">
      <style:text-properties fo:color="#ff6600" officeooo:rsid="004b5f4c"/>
    </style:style>
    <style:style style:name="T37" style:family="text">
      <style:text-properties fo:color="#ff6600" officeooo:rsid="00397a1c"/>
    </style:style>
    <style:style style:name="T38" style:family="text">
      <style:text-properties officeooo:rsid="005005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ção</text:p>
      <text:p text:style-name="P1"><text:s/></text:p>
      <text:p text:style-name="P22"><text:tab/><text:span text:style-name="T38">\qquad Chamamos de <text:s/>satélites da Via Láctea (VL) galáxias anãs e aglomerados globulares gravitacionalmente ligados a VL. Estes sistemas são em geral velhos, pobres em metal e as galáxias anãs também são ricas em matéria escura. Por essas características, esses satélites carregam ricas informações sobre a formação e evolução da nossa Galáxia. Dentre as muitas aplicações para a detecção dos satélites estão: o modelamento do componente esferoidal da Galáxia, descrição dos episódios iniciais de acreção de massa e até mesmo a natureza das partículas de matéria escura. Muitas das recentes descobertas de satélites incluem estruturas com raios, massas, luminosidades e brilho superficial bem pequenos em comparação a outras galáxias ou mesmo a aglomerados globulares, o que também nos permite estender as relações de escala para esses parâmetros. \par</text:span></text:p>
      <text:p text:style-name="P23">\qquad Antes do advento de grandes surveys como o Sloan Digital Sky Survey (SDSS)\footnote{\url{http://www.sdss.org/}}, o Two Micron All Sky Survey (2MASS)\footnote{\url{http://www.ipac.caltech.edu/2mass/}} e o Dark Energy Survey (DES)\footnote{\url{http://www.darkenergysurvey.org/}}, <text:s/>conhecíamos somente alguns satélites, cerca de 12 galáxias anãs \cite{2012AJ....144....4M} incluindo a pequena e grande nuvem de Magalhães, que podem ser avistadas a olho nu, e cerca de 150 aglomerados globulares \cite{1996AJ....112.1487H}. O censo dessas subestruturas mudou drasticamente nos últimos quinze anos devido a esses grandes levantamentos \cite{2005astro.ph..6460W,2006AAS...20917805Z,2010ApJ...712L.103B,2007MNRAS.382..515V} . Já podemos contabilizar, Levando em conta as mais novas descobertas do DES, cerca de 36 galáxias anãs e 157 aglomerados globulares. Diversos outros aglomerados estelares foram descobertos durante os últimos anos, porém a sua classificação como galáxia anã ou aglomerado globular ainda não é clara \cite{2007ApJ...669..337K,2009AJ....137..450W,2013ApJ...767..101B,2005AJ....129.2692W,2015ApJ...804L..44K,2015ApJ...803...63K}. <text:s/>Algumas características que distinguem <text:s/>galáxias anãs de aglomerados globulares são: <text:s/>a dispersão de metalicidades indicando múltiplas gerações de formação estelar, potencial gravitacional profundo o suficiente para reter ejeções de supernova, seu local no espaço de luminosidade X raio físico e também ser um sistema rico em matéria escura \cite{2012AJ....144...76W}. \par</text:p>
      <text:p text:style-name="P23">Foi no último ano que 17 candidatos a galáxias anãs foram detectadas através do DES \cite{2015ApJ...807...50B,2015arXiv150803622T}. Desses 17 candidatos, 5 estão em local ambíguo <text:s/>no espaço luminosidade X raio físico para distinção entre galáxia anã e aglomerado globular. Até o momento 3 dos 17 candidatos foram confirmados como galáxias anãs <text:s/>através de observações espectroscópicas que mostram suas assinaturas cinemáticas e químicas são consistentes com os de uma galáxia. <text:s/></text:p>
      <text:p text:style-name="P23"/>
      <text:p text:style-name="P23">Na Figura \ref{fig:dwarfcenso} \footnote{A Figura \ref{fig:dwarfcenso} foi retirada de \cite{2015ApJ...807...50B,2015arXiv150803622T}} <text:s/>vemos um <text:s/>mapa Galáctico com a distribuição espacial de todas as galáxias anãs conhecidas até o momento, inclusive os novos candidatos detectados com os dados dos dois primeiros anos do DES, chamamos de <text:s/>Y1A1 os dados referentes ao primeiro ano e Y2Q1 os dados referentes ao segundo ano. O DES <text:s/>ainda está coletando dados observacionais com a Dark Energy Camera (DECam) acoplada ao Blanco 4-meter Telescope que se <text:s/>situa no sítio observacional de Cerro Tololo. Portanto espera-se que o DES revele ainda mais alguns satélites da VL. Em fato \cite{2008ApJ...688..277T} previu que seriam descobertos de 19 a 37 objetos no DES, assumindo que as características de detecção desse levantamento são parecidas com as do SDSS.</text:p>
      <text:p text:style-name="P23"/>
      <text:p text:style-name="P23">\begin{figure}[h]</text:p>
      <text:p text:style-name="P23">\begin{center}</text:p>
      <text:p text:style-name="P23">\includegraphics[width=12cm]{figuras/censodg.pdf}</text:p>
      <text:p text:style-name="P23">\caption{\textit{Mapa com a distribuição dos satélites da VL. O footprint do DES está representado <text:soft-page-break/>pelo delineamento vermelho, os triângulos vermelhos \cite{2012AJ....144...76W} representam os 8 candidatos à galáxias anãs detectados com os dados do Y1A1, os círculos vermelhos \cite{2015ApJ...807...50B,2015arXiv150803622T} representam os 9 candidatos detectados com os dados do Y2Q1, outras cinco recentes descobertas fora do footprint do DES estão marcadas por losangos verdes \cite{2015ApJ...802L..18L,2015ApJ...804L...5M, 2015ApJ...804L..44K,2015ApJ...813...44L} e os quadrados azuis \cite{2012AJ....144....4M} representam galáxias já detectadas antes de 2015. A figura está em coordenadas Galácticas, com a grade pontilhada mostrando a projeção das coordenadas equatoriais. O mapa mostra a densidade logarítmica de estrelas em escala de cores cinza.}}</text:p>
      <text:p text:style-name="P23">\label{fig:dwarfcenso}</text:p>
      <text:p text:style-name="P23">\end{center}</text:p>
      <text:p text:style-name="P23">\end{figure}</text:p>
      <text:p text:style-name="P23">\vspace{0.5cm}</text:p>
      <text:p text:style-name="P23"/>
      <text:p text:style-name="P23">Alguns dos satélites da VL estão sofrendo perda de massa: <text:s/>devido a processos dinâmicos e gravitacionais de interação com a Via Láctea (VL), as estrelas são jogadas para fora de suas galáxias, formando correntes estelares em direção à VL \cite{1991ApJ...379...52W}. Fazendo-se um modelamento de correntes estelares é possível determinar potêncial gravitacional da Galáxia \cite{2014ApJ...795...94B} . Para um modelamento não tendencioso é importante termos os dados de várias correntes estelares. É bastante provável que alguns dos satélites já tenham sidos totalmente consumidos pela VL, completando o processo de acreção de massa pela Galáxia. A corrente estelar de Virgo é um desses exemplos, detectada através de observações espectroscópicas de estrelas RR Lyraes \cite{2006RMxAC..26...70D}, acredita-se que esta corrente pertenceu a <text:s/>uma galáxia anã esferoidal satélite da VL que já foi completamente consumida \cite{2012ApJ...753..145C}. Outro exemplo é a corrente estelar de Sagitário, galáxia esferoidal que está em processo de ruptura \cite{2001ApJ...547L.133I}. A corrente de Sagitário se estende <text:s/>em <text:s/>uma órbita polar dando uma volta completa em torno da Galáxia. \par</text:p>
      <text:p text:style-name="P23"/>
      <text:p text:style-name="P23">O surto dessas descobertas também é acompanhado <text:s/>por aglomerados globulares, detectados na região do halo galáctico. Estes são sistemas com luminosidade baixa ($-3.0 \le Mv \le 0$) e pequenos raios a meia luz ($\le$ 10pc) \cite{2007ApJ...669..337K,2010ApJ...712L.103B, 2011AJ....142...88F,2013ApJ...767..101B}. <text:s/>Muitos dos aglomerados do halo Galáctico, podem ter sido formados em galáxias anãs que estão em órbita ou foram acretadas pela VL. Isto é reforçado pelo fato de que vários aglomerados são encontrados perto da corrente estelar de Sagitário e do sistema magalânico \cite{2010ApJ...718.1128L,2015MNRAS.453.3568D}. <text:s/>Porém essas recentes descobertas, que varrem luminosidades muito baixas, deixam a distinção entre aglomerados globulares e galáxias anãs cada vez menos clara. Por esse motivo é importante persistir em um censo completo dos satélites mais tênues da Galáxia e caracterizá-los em termos de estrutura, população estelar e quantidade de matéria escura. Extrapolações dos resultados do SDSS, sobre a função de luminosidade dos satélites indicam que esse censo ainda está bem incompleto \cite{2008ApJ...688..277T, 2014ApJ...795L..13H}. \par </text:p>
      <text:p text:style-name="P23"/>
      <text:p text:style-name="P23">Descrevemos nesse trabalho um método para detecção de populações estelares resolvidas, como galáxias anãs, corretes estelares e aglomerados globulares. O método consiste da aplicação da técnica de matched filter (MF). O MF faz uma comparação estatística entre uma dada população de estrelas e a amostra observacional, <text:s/>realçando as estrelas que são mais compatíveis com a população. O cálculo estatístico é feito em um espaço binado de posição e Diagrama Cor Magnitude (CMD). Esta técnica de MF é uma extensão do código Sparse, construído para a detecção da corrente estelar do aglomerado globular NGC 2298, \cite{2011MNRAS.416..393B}.</text:p>
      <text:p text:style-name="P23">A maioria dos autores tem usado a técnica do MF para detectar estrelas pertencentes a uma população estelar previamente conhecida, \cite{2012ASPC..458..219G,2009AAS...21344217D}. Para procurar por uma estrutura não conhecida precisamos de uma grade de diferentes populações <text:soft-page-break/>estelares, variando em um intervalo largo de idades, metalicidades e distâncias. Para essa tarefa usamos um simulador de populações estelares simples (SSP), o GenCMD, que utiliza modelos de evolução estelar de Padova \cite{2012MNRAS.427..127B} para simular as diferentes idades e metalicidades. \par</text:p>
      <text:p text:style-name="P23"/>
      <text:p text:style-name="P23">A aplicação do MF não nos dá as coordenadas dos candidatos a subestrutura diretamente, ele só gera um mapa onde tais candidatos podem ser localizados posteriormente. Para então encontrarmos as coordenadas dos candidatos, podemos fazer uma inspeção visual <text:s/>ou usarmos um código de busca sistemática por sobredensidades. Como aplicamos o MF para uma grande quantidade de modelos de SSP, <text:s/>a primeira opção se torna muito demorada devido ao grande tempo gasto na inspeção visual. Decidimos então aplicar o código de busca por sobredensidade Sextractor <text:s/>\cite{1996A&amp;AS..117..393B}.</text:p>
      <text:p text:style-name="P23"><text:tab/>Chamamos o algorítimo de detecção de subestruturas de SparSEx, sendo este portanto a combinação dos códigos Sparse e Sextractor. Descrevemos também <text:s/>a validação deste método por meio da recuperação de subestruturas já conhecidas. Tanto galáxias anãs, aglomerados globulares e correntes estelares foram recuperados com sucesso nos dados do SDSS. Por fim o método foi aplicado nos dados do DES, Y1A1 e Y2Q1, <text:s/>onde combinado com outros dois métodos de busca de <text:s/>dentro da colaboração, <text:s/>foram encontradas os 16 satélites da VL e o aglomerado estelar DES-1 \cite{2015ApJ...807...50B,2015arXiv150803622T,2015arXiv150802381L}.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5T16:25:03.731658012</meta:creation-date>
    <meta:generator>LibreOffice/4.2.7.2$Linux_X86_64 LibreOffice_project/420m0$Build-2</meta:generator>
    <dc:date>2015-11-15T02:11:20.279713411</dc:date>
    <meta:editing-duration>PT14H11M37S</meta:editing-duration>
    <meta:editing-cycles>17</meta:editing-cycles>
    <meta:document-statistic meta:table-count="0" meta:image-count="0" meta:object-count="0" meta:page-count="3" meta:paragraph-count="20" meta:word-count="1270" meta:character-count="9460" meta:non-whitespace-character-count="8173"/>
  </office:meta>
</office:document-meta>
</file>